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95709847509138031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45645063512729517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25248242443647144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3699696658599491408"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15998860595945763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586687797757163047"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115886675944502410"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53554363886581457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6520998" text:continue-list="list4115886675944502410"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25936549654759896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51010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51142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6525529"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6509946"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512361"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09593379985372560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52208801284520174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32342925058355844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514138"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55597772086510945"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94655235518322324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136962920041981181" text:style-name="L15">
        <text:list-item>
          <text:list>
            <text:list-header>
              <text:p text:style-name="P184">1.5 miles averaging about 9:40/mile and rest 1 min</text:p>
            </text:list-header>
          </text:list>
        </text:list-item>
      </text:list>
      <text:p text:style-name="P24">1 mile in 8:26 and rest 2 min</text:p>
      <text:list xml:id="list774726966560894968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633945786706942907"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510194"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79490583387981200"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44507117503602535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82690400117211282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6516141" text:continue-list="list2445071175036025359" text:style-name="L19">
        <text:list-item>
          <text:list>
            <text:list-header>
              <text:p text:style-name="P188">(Pace*HR)=1240</text:p>
            </text:list-header>
          </text:list>
        </text:list-item>
      </text:list>
      <text:list xml:id="list36506647" text:continue-list="list379490583387981200" text:style-name="L18">
        <text:list-item>
          <text:list>
            <text:list-header>
              <text:p text:style-name="P187">2 miles at 10:46/mile Ave HR= 121 bpm and rest a few minutes</text:p>
            </text:list-header>
          </text:list>
        </text:list-item>
      </text:list>
      <text:list xml:id="list36521982" text:continue-list="list3651614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52890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01316712955337115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684514356553118583"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7010981752154324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030386008109355134"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55214691248818609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01832514234237168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521905"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2483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274037507621002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4091289076897590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7598532090451097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289509029515061222"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0817074824956329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063313981876484725" text:style-name="L32">
        <text:list-item>
          <text:list>
            <text:list-header>
              <text:p text:style-name="P198">0.25 miles in 2:54</text:p>
              <text:p text:style-name="P198">1 mile in 9:21 going faster as I ran and ending at around 8:30 pace</text:p>
            </text:list-header>
          </text:list>
        </text:list-item>
      </text:list>
      <text:list xml:id="list15402924925929644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422843523270822858"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66826324763959400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23534236902582994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97100598675402112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06102085909190846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2575088636724584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4T16:26:03.77</dc:date>
    <dc:creator>James Lombardi</dc:creator>
    <meta:editing-duration>P33DT6H7M35S</meta:editing-duration>
    <meta:editing-cycles>2336</meta:editing-cycles>
    <meta:generator>OpenOffice/4.1.2$Win32 OpenOffice.org_project/412m3$Build-9782</meta:generator>
    <meta:document-statistic meta:table-count="0" meta:image-count="9" meta:object-count="0" meta:page-count="230" meta:paragraph-count="6774" meta:word-count="72366" meta:character-count="370009"/>
  </office:meta>
</office:document-meta>
</file>